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000000258C22C4245CECD1848.png" manifest:media-type="image/png"/>
  <manifest:file-entry manifest:full-path="Pictures/1000020100000320000002587F6628DBDF9F41CB.png" manifest:media-type="image/png"/>
  <manifest:file-entry manifest:full-path="Pictures/10000201000003200000025859B51849DF83BF2F.png" manifest:media-type="image/png"/>
  <manifest:file-entry manifest:full-path="Pictures/100002010000032000000258DD5B120D3CAA9446.png" manifest:media-type="image/png"/>
  <manifest:file-entry manifest:full-path="Pictures/100002010000032000000258749AD9DF5E496F11.png" manifest:media-type="image/png"/>
  <manifest:file-entry manifest:full-path="Pictures/10000201000003200000025808FF7AFB2334A11D.png" manifest:media-type="image/png"/>
  <manifest:file-entry manifest:full-path="Pictures/100002010000032000000258A60D88CC3FEA6E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32">
        <draw:frame draw:style-name="gr1" draw:text-style-name="P1" draw:layer="layout" svg:width="28cm" svg:height="21.003cm" svg:x="0cm" svg:y="0.072cm">
          <draw:image xlink:href="Pictures/100002010000032000000258C22C4245CECD184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1" draw:text-style-name="P1" draw:layer="layout" svg:width="28cm" svg:height="21.002cm" svg:x="0cm" svg:y="-0.038cm">
          <draw:image xlink:href="Pictures/10000201000003200000025859B51849DF83BF2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draw:style-name="gr1" draw:text-style-name="P1" draw:layer="layout" svg:width="27.896cm" svg:height="20.924cm" svg:x="0.019cm" svg:y="0.076cm">
          <draw:image xlink:href="Pictures/100002010000032000000258749AD9DF5E496F1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draw:style-name="gr1" draw:text-style-name="P1" draw:layer="layout" svg:width="27.999cm" svg:height="20.999cm" svg:x="0.001cm" svg:y="0.001cm">
          <draw:image xlink:href="Pictures/10000201000003200000025808FF7AFB2334A11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draw:style-name="gr1" draw:text-style-name="P1" draw:layer="layout" svg:width="27.999cm" svg:height="20.998cm" svg:x="0.001cm" svg:y="0.002cm">
          <draw:image xlink:href="Pictures/1000020100000320000002587F6628DBDF9F41C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draw:style-name="gr1" draw:text-style-name="P1" draw:layer="layout" svg:width="27.945cm" svg:height="20.959cm" svg:x="0cm" svg:y="0.041cm">
          <draw:image xlink:href="Pictures/100002010000032000000258A60D88CC3FEA6E0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draw:style-name="gr1" draw:text-style-name="P1" draw:layer="layout" svg:width="28cm" svg:height="21.002cm" svg:x="0cm" svg:y="0cm">
          <draw:image xlink:href="Pictures/100002010000032000000258DD5B120D3CAA944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5T11:46:26.821000000</meta:creation-date>
    <dc:date>2018-04-17T00:23:39.103000000</dc:date>
    <meta:editing-duration>PT1H50M16S</meta:editing-duration>
    <meta:editing-cycles>11</meta:editing-cycles>
    <meta:generator>LibreOffice/6.0.1.1$Windows_X86_64 LibreOffice_project/60bfb1526849283ce2491346ed2aa51c465abfe6</meta:generator>
    <meta:document-statistic meta:object-count="42"/>
  </office:meta>
</office:document-meta>
</file>